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3.175cm" svg:height="1.905cm" svg:x="3.54cm" svg:y="6.18cm">
          <text:p text:style-name="P1"><text:span text:style-name="T1">Sig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3.175cm" svg:height="1.905cm" svg:x="8.62cm" svg:y="2.605cm">
          <text:p text:style-name="P1"><text:span text:style-name="T1">Signal</text:span></text:p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3.175cm" svg:height="1.905cm" svg:x="8.62cm" svg:y="9.59cm">
          <text:p text:style-name="P1"><text:span text:style-name="T1">Signal</text:span></text:p>
          <text:p text:style-name="P1"><text:span text:style-name="T1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5.127cm" svg:y1="8.085cm" svg:x2="10.207cm" svg:y2="9.59cm" draw:start-shape="id1" draw:start-glue-point="2" draw:end-shape="id2">
          <text:p text:style-name="P1"><text:span text:style-name="T1">Dir</text:span></text:p>
          <text:p text:style-name="P1"><text:span text:style-name="T1">In</text:span></text:p>
        </draw:connector>
        <draw:connector draw:style-name="gr2" draw:text-style-name="P2" draw:layer="layout" svg:x1="10.207cm" svg:y1="4.51cm" svg:x2="5.127cm" svg:y2="6.18cm" draw:start-shape="id3" draw:start-glue-point="2" draw:end-shape="id1" draw:end-glue-point="0">
          <text:p text:style-name="P1"><text:span text:style-name="T1">Dir</text:span></text:p>
          <text:p text:style-name="P1"><text:span text:style-name="T1">Ou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none" style:country-asian="none" style:font-family-complex="'DejaVu Sans'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John Thornton</meta:initial-creator>
    <meta:creation-date>2009-04-17T06:06:19</meta:creation-date>
    <dc:creator>John Thornton</dc:creator>
    <dc:date>2009-10-20T06:57:51</dc:date>
    <dc:language>en-US</dc:language>
    <meta:editing-cycles>2</meta:editing-cycles>
    <meta:editing-duration>PT4M13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